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99dc7" officeooo:paragraph-rsid="00099dc7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fo:font-weight="bold" officeooo:rsid="00099dc7" officeooo:paragraph-rsid="00099dc7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Ubuntu" officeooo:rsid="000b8f35" officeooo:paragraph-rsid="000b8f35"/>
    </style:style>
    <style:style style:name="P4" style:family="paragraph" style:parent-style-name="Standard">
      <style:text-properties style:font-name="Ubuntu" officeooo:rsid="000cc6bf" officeooo:paragraph-rsid="000cc6bf"/>
    </style:style>
    <style:style style:name="P5" style:family="paragraph" style:parent-style-name="Standard">
      <style:text-properties style:font-name="Ubuntu" officeooo:paragraph-rsid="00099dc7"/>
    </style:style>
    <style:style style:name="P6" style:family="paragraph" style:parent-style-name="Standard" style:list-style-name="L1">
      <style:text-properties officeooo:paragraph-rsid="0019dbc9"/>
    </style:style>
    <style:style style:name="P7" style:family="paragraph" style:parent-style-name="Standard" style:list-style-name="L1">
      <style:text-properties style:font-name="Ubuntu" officeooo:rsid="0009bbb2" officeooo:paragraph-rsid="0009bbb2"/>
    </style:style>
    <style:style style:name="P8" style:family="paragraph" style:parent-style-name="Standard" style:list-style-name="L1">
      <style:text-properties style:font-name="Ubuntu" officeooo:rsid="0009bbb2" officeooo:paragraph-rsid="0010064b"/>
    </style:style>
    <style:style style:name="P9" style:family="paragraph" style:parent-style-name="Standard" style:list-style-name="L1">
      <style:text-properties style:font-name="Ubuntu" officeooo:rsid="000b8f35" officeooo:paragraph-rsid="000b8f35"/>
    </style:style>
    <style:style style:name="P10" style:family="paragraph" style:parent-style-name="Standard" style:list-style-name="L1">
      <style:text-properties style:font-name="Ubuntu" officeooo:rsid="000cc6bf" officeooo:paragraph-rsid="000cc6bf"/>
    </style:style>
    <style:style style:name="P11" style:family="paragraph" style:parent-style-name="Standard" style:list-style-name="L1">
      <style:text-properties style:font-name="Ubuntu" officeooo:rsid="0010064b" officeooo:paragraph-rsid="0010064b"/>
    </style:style>
    <style:style style:name="P12" style:family="paragraph" style:parent-style-name="Standard" style:list-style-name="L1">
      <style:text-properties style:font-name="Ubuntu" fo:font-style="normal" officeooo:rsid="0010064b" officeooo:paragraph-rsid="0010064b" style:font-style-asian="normal" style:font-style-complex="normal"/>
    </style:style>
    <style:style style:name="P13" style:family="paragraph" style:parent-style-name="Standard" style:list-style-name="L1">
      <style:text-properties style:font-name="Ubuntu" officeooo:rsid="0014fc32" officeooo:paragraph-rsid="0014fc32"/>
    </style:style>
    <style:style style:name="P14" style:family="paragraph" style:parent-style-name="Standard" style:list-style-name="L1">
      <style:text-properties style:font-name="Ubuntu" officeooo:rsid="0016f63b" officeooo:paragraph-rsid="0018d2a3"/>
    </style:style>
    <style:style style:name="P15" style:family="paragraph" style:parent-style-name="Standard" style:list-style-name="L2">
      <style:text-properties officeooo:paragraph-rsid="0018d2a3"/>
    </style:style>
    <style:style style:name="P16" style:family="paragraph" style:parent-style-name="Standard" style:list-style-name="L2">
      <style:text-properties officeooo:rsid="0018d2a3" officeooo:paragraph-rsid="001951a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064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20c5" style:font-style-asian="normal" style:font-style-complex="normal"/>
    </style:style>
    <style:style style:name="T5" style:family="text">
      <style:text-properties fo:font-style="normal" officeooo:rsid="0013af24" style:font-style-asian="normal" style:font-style-complex="normal"/>
    </style:style>
    <style:style style:name="T6" style:family="text">
      <style:text-properties fo:font-style="normal" officeooo:rsid="0018d2a3" style:font-style-asian="normal" style:font-style-complex="normal"/>
    </style:style>
    <style:style style:name="T7" style:family="text">
      <style:text-properties officeooo:rsid="0010064b"/>
    </style:style>
    <style:style style:name="T8" style:family="text">
      <style:text-properties style:font-name="Ubuntu" officeooo:rsid="0016f63b"/>
    </style:style>
    <style:style style:name="T9" style:family="text">
      <style:text-properties style:font-name="Ubuntu" fo:font-style="italic" officeooo:rsid="0016f63b" style:font-style-asian="italic" style:font-style-complex="italic"/>
    </style:style>
    <style:style style:name="T10" style:family="text">
      <style:text-properties style:font-name="Ubuntu" fo:font-style="italic" officeooo:rsid="0018d2a3" style:font-style-asian="italic" style:font-style-complex="italic"/>
    </style:style>
    <style:style style:name="T11" style:family="text">
      <style:text-properties style:font-name="Ubuntu" fo:font-style="normal" style:font-style-asian="normal" style:font-style-complex="normal"/>
    </style:style>
    <style:style style:name="T12" style:family="text">
      <style:text-properties style:font-name="Ubuntu" fo:font-style="normal" officeooo:rsid="0016f63b" style:font-style-asian="normal" style:font-style-complex="normal"/>
    </style:style>
    <style:style style:name="T13" style:family="text">
      <style:text-properties style:font-name="Ubuntu" fo:font-style="normal" officeooo:rsid="0018d2a3" style:font-style-asian="normal" style:font-style-complex="normal"/>
    </style:style>
    <style:style style:name="T14" style:family="text">
      <style:text-properties style:font-name="Ubuntu" fo:font-style="normal" officeooo:rsid="0019dbc9" style:font-style-asian="normal" style:font-style-complex="normal"/>
    </style:style>
    <style:style style:name="T15" style:family="text">
      <style:text-properties style:font-name="Ubuntu" officeooo:rsid="001951a9"/>
    </style:style>
    <style:style style:name="T16" style:family="text">
      <style:text-properties officeooo:rsid="0019db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ille sur la régression logistique</text:p>
      <text:p text:style-name="P1"/>
      <text:p text:style-name="P5"/>
      <text:list xml:id="list2699778120" text:style-name="L1">
        <text:list-item>
          <text:p text:style-name="P7">Quel est l’intérêt de la régression logistique ?</text:p>
        </text:list-item>
        <text:list-item>
          <text:p text:style-name="P7">Donner des exemples de problèmes auxquels la régression logistique permet de répondre ?</text:p>
        </text:list-item>
        <text:list-item>
          <text:p text:style-name="P9">Combien y a-t-il de types de régressions logistiques ? Lesquels ?</text:p>
        </text:list-item>
        <text:list-item>
          <text:p text:style-name="P8">Pourquoi le nom de « régression logistique » ?</text:p>
        </text:list-item>
        <text:list-item>
          <text:p text:style-name="P8"><text:span text:style-name="T7">Que sont les </text:span><text:span text:style-name="T2">False Positives</text:span><text:span text:style-name="T7"> et les </text:span><text:span text:style-name="T2">False Negatives</text:span><text:span text:style-name="T7"> ?</text:span></text:p>
        </text:list-item>
        <text:list-item>
          <text:p text:style-name="P9">Qu’appelle-t-on matrice de confusion ? Quel autre nom a-t-elle ?</text:p>
        </text:list-item>
        <text:list-item>
          <text:p text:style-name="P14">Que sont les notions de :</text:p>
        </text:list-item>
      </text:list>
      <text:list xml:id="list2913770331" text:style-name="L2">
        <text:list-item>
          <text:list>
            <text:list-item>
              <text:p text:style-name="P15"><text:span text:style-name="T8">performance ou </text:span><text:span text:style-name="T15">justesse ou</text:span><text:span text:style-name="T8"> </text:span><text:span text:style-name="T9">accuracy</text:span><text:span text:style-name="T12">,</text:span></text:p>
            </text:list-item>
            <text:list-item>
              <text:p text:style-name="P15"><text:span text:style-name="T12">d’erreur,</text:span></text:p>
            </text:list-item>
            <text:list-item>
              <text:p text:style-name="P16"><text:span text:style-name="T12">d</text:span><text:span text:style-name="T11">e précision ou valeur prédictive positive,</text:span></text:p>
            </text:list-item>
            <text:list-item>
              <text:p text:style-name="P15"><text:span text:style-name="T12">de sensibilité </text:span><text:span text:style-name="T13">ou rappel ou </text:span><text:span text:style-name="T10">recall</text:span><text:span text:style-name="T13">,</text:span></text:p>
            </text:list-item>
            <text:list-item>
              <text:p text:style-name="P15"><text:span text:style-name="T12">de spécificité ?</text:span></text:p>
            </text:list-item>
          </text:list>
        </text:list-item>
      </text:list>
      <text:list xml:id="list84631546479813" text:continue-list="list2699778120" text:style-name="L1">
        <text:list-item>
          <text:p text:style-name="P10">Comment interprète-t-on les coefficients de la régression logistique ?</text:p>
        </text:list-item>
        <text:list-item>
          <text:p text:style-name="P11">Que sont les <text:span text:style-name="T1">odds ratio </text:span><text:span text:style-name="T5">(</text:span><text:span text:style-name="T4">rapport de côtes) </text:span><text:span text:style-name="T3">?</text:span></text:p>
        </text:list-item>
        <text:list-item>
          <text:p text:style-name="P13"><text:span text:style-name="T3">Quel est le lien entre les </text:span><text:span text:style-name="T1">odds ratio </text:span><text:span text:style-name="T3"><text:s/>et les coefficients ?</text:span></text:p>
        </text:list-item>
        <text:list-item>
          <text:p text:style-name="P12">Qu’est-ce que le Z-score et quel est son intérêt dans la régression logistique ?</text:p>
        </text:list-item>
        <text:list-item>
          <text:p text:style-name="P6"><text:span text:style-name="T14">Que sont les critères ROC et AUC ?</text:span></text:p>
        </text:list-item>
      </text:list>
      <text:p text:style-name="P4"/>
      <text:p text:style-name="P3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5T12:56:02.052941134</meta:creation-date>
    <dc:date>2020-01-27T08:46:29.898951924</dc:date>
    <meta:editing-duration>PT5H3M47S</meta:editing-duration>
    <meta:editing-cycles>13</meta:editing-cycles>
    <meta:generator>LibreOffice/6.3.4.2.0$Linux_X86_64 LibreOffice_project/1e2df71cb6a569bbaaffb70308950743964880ae</meta:generator>
    <meta:document-statistic meta:table-count="0" meta:image-count="0" meta:object-count="0" meta:page-count="1" meta:paragraph-count="19" meta:word-count="162" meta:character-count="883" meta:non-whitespace-character-count="754"/>
  </office:meta>
</office:document-meta>
</file>